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able_20_Contents">
      <style:text-properties officeooo:rsid="00456062" officeooo:paragraph-rsid="00456062"/>
    </style:style>
    <style:style style:name="P41" style:family="paragraph" style:parent-style-name="Table_20_Contents">
      <style:text-properties officeooo:rsid="004b5577" officeooo:paragraph-rsid="004b5577"/>
    </style:style>
    <style:style style:name="P42" style:family="paragraph" style:parent-style-name="Text_20_body">
      <style:text-properties officeooo:rsid="001ace5a" officeooo:paragraph-rsid="001ace5a"/>
    </style:style>
    <style:style style:name="P43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4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46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47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48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49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67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8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69" style:family="paragraph" style:parent-style-name="Heading_20_1" style:list-style-name="">
      <style:text-properties officeooo:rsid="00106c69" officeooo:paragraph-rsid="00316fce"/>
    </style:style>
    <style:style style:name="P70" style:family="paragraph" style:parent-style-name="Heading_20_1">
      <style:paragraph-properties fo:break-before="page"/>
      <style:text-properties officeooo:rsid="00106c69" officeooo:paragraph-rsid="00316fce"/>
    </style:style>
    <style:style style:name="P71" style:family="paragraph" style:parent-style-name="Heading_20_3">
      <style:text-properties officeooo:rsid="001a0125" officeooo:paragraph-rsid="001a0125"/>
    </style:style>
    <style:style style:name="P72" style:family="paragraph" style:parent-style-name="Heading_20_3" style:list-style-name=""/>
    <style:style style:name="P73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74" style:family="paragraph" style:parent-style-name="Heading_20_3" style:list-style-name="">
      <style:text-properties officeooo:rsid="002571cb" officeooo:paragraph-rsid="002571cb"/>
    </style:style>
    <style:style style:name="P75" style:family="paragraph" style:parent-style-name="Heading_20_3" style:list-style-name="">
      <style:text-properties officeooo:rsid="002571cb" officeooo:paragraph-rsid="00271dfb"/>
    </style:style>
    <style:style style:name="P76" style:family="paragraph" style:parent-style-name="Heading_20_3">
      <style:text-properties officeooo:rsid="0015147e" officeooo:paragraph-rsid="002028d1"/>
    </style:style>
    <style:style style:name="P77" style:family="paragraph" style:parent-style-name="Heading_20_3" style:list-style-name="">
      <style:text-properties officeooo:rsid="0015147e" officeooo:paragraph-rsid="002028d1"/>
    </style:style>
    <style:style style:name="P78" style:family="paragraph" style:parent-style-name="Heading_20_3" style:list-style-name="">
      <style:text-properties officeooo:rsid="0015147e" officeooo:paragraph-rsid="0015147e"/>
    </style:style>
    <style:style style:name="P79" style:family="paragraph" style:parent-style-name="Heading_20_3" style:list-style-name="">
      <style:text-properties officeooo:rsid="0015147e" officeooo:paragraph-rsid="002028d1"/>
    </style:style>
    <style:style style:name="P80" style:family="paragraph" style:parent-style-name="Heading_20_3">
      <style:paragraph-properties fo:break-before="page"/>
    </style:style>
    <style:style style:name="P81" style:family="paragraph" style:parent-style-name="Heading_20_3">
      <style:paragraph-properties fo:break-before="page"/>
      <style:text-properties officeooo:rsid="002571cb" officeooo:paragraph-rsid="002571cb"/>
    </style:style>
    <style:style style:name="P82" style:family="paragraph" style:parent-style-name="Heading_20_3">
      <style:paragraph-properties fo:break-before="page"/>
      <style:text-properties officeooo:rsid="002571cb" officeooo:paragraph-rsid="00271dfb"/>
    </style:style>
    <style:style style:name="P83" style:family="paragraph" style:parent-style-name="Heading_20_3">
      <style:paragraph-properties fo:break-before="page"/>
      <style:text-properties officeooo:rsid="0015147e" officeooo:paragraph-rsid="002028d1"/>
    </style:style>
    <style:style style:name="P84" style:family="paragraph" style:parent-style-name="Heading_20_3">
      <style:paragraph-properties fo:break-before="page"/>
      <style:text-properties officeooo:rsid="0015147e" officeooo:paragraph-rsid="0015147e"/>
    </style:style>
    <style:style style:name="P85" style:family="paragraph" style:parent-style-name="Table_20_Contents">
      <style:text-properties officeooo:rsid="004ec987" officeooo:paragraph-rsid="004ec987"/>
    </style:style>
    <style:style style:name="P86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T1" style:family="text">
      <style:text-properties officeooo:rsid="004bcc7f"/>
    </style:style>
    <style:style style:name="T2" style:family="text">
      <style:text-properties officeooo:rsid="001a0125"/>
    </style:style>
    <style:style style:name="T3" style:family="text">
      <style:text-properties officeooo:rsid="00448020"/>
    </style:style>
    <style:style style:name="T4" style:family="text">
      <style:text-properties officeooo:rsid="003ccfe0"/>
    </style:style>
    <style:style style:name="T5" style:family="text">
      <style:text-properties officeooo:rsid="003c8cd7"/>
    </style:style>
    <style:style style:name="T6" style:family="text">
      <style:text-properties officeooo:rsid="003c10ec"/>
    </style:style>
    <style:style style:name="T7" style:family="text">
      <style:text-properties officeooo:rsid="0030c2e3"/>
    </style:style>
    <style:style style:name="T8" style:family="text">
      <style:text-properties officeooo:rsid="002b0b1b"/>
    </style:style>
    <style:style style:name="T9" style:family="text">
      <style:text-properties officeooo:rsid="002ac658"/>
    </style:style>
    <style:style style:name="T10" style:family="text">
      <style:text-properties officeooo:rsid="00271dfb"/>
    </style:style>
    <style:style style:name="T11" style:family="text">
      <style:text-properties officeooo:rsid="0022ca3a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47612" style:font-style-asian="normal" style:font-style-complex="normal"/>
    </style:style>
    <style:style style:name="T14" style:family="text">
      <style:text-properties fo:font-style="normal" officeooo:rsid="001ca0a2" style:font-style-asian="normal" style:font-style-complex="normal"/>
    </style:style>
    <style:style style:name="T15" style:family="text">
      <style:text-properties fo:font-style="normal" officeooo:rsid="0021e39e" style:font-style-asian="normal" style:font-style-complex="normal"/>
    </style:style>
    <style:style style:name="T16" style:family="text">
      <style:text-properties fo:font-style="normal" officeooo:rsid="0022ca3a" style:font-style-asian="normal" style:font-style-complex="normal"/>
    </style:style>
    <style:style style:name="T17" style:family="text">
      <style:text-properties fo:font-style="normal" officeooo:rsid="0040c37a" style:font-style-asian="normal" style:font-style-complex="normal"/>
    </style:style>
    <style:style style:name="T18" style:family="text">
      <style:text-properties fo:font-style="normal" officeooo:rsid="00426f9c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5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6" style:family="text">
      <style:text-properties style:font-name="Courier New" fo:font-style="normal" style:font-style-asian="normal" style:font-style-complex="normal"/>
    </style:style>
    <style:style style:name="T27" style:family="text">
      <style:text-properties style:font-name="Courier New" fo:font-style="normal" officeooo:rsid="00147612" style:font-style-asian="normal" style:font-style-complex="normal"/>
    </style:style>
    <style:style style:name="T28" style:family="text">
      <style:text-properties style:font-name="Courier New" fo:font-style="normal" officeooo:rsid="0018a1d4" style:font-style-asian="normal" style:font-style-complex="normal"/>
    </style:style>
    <style:style style:name="T29" style:family="text">
      <style:text-properties style:font-name="Courier New" fo:font-weight="normal" style:font-weight-asian="normal" style:font-weight-complex="normal"/>
    </style:style>
    <style:style style:name="T30" style:family="text">
      <style:text-properties style:font-name="Courier New" fo:font-weight="normal" style:font-size-asian="10pt" style:font-weight-asian="normal" style:font-weight-complex="normal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2028d1"/>
    </style:style>
    <style:style style:name="T36" style:family="text">
      <style:text-properties officeooo:rsid="00211ce9"/>
    </style:style>
    <style:style style:name="T37" style:family="text">
      <style:text-properties officeooo:rsid="002571cb"/>
    </style:style>
    <style:style style:name="T38" style:family="text">
      <style:text-properties officeooo:rsid="002f60bc"/>
    </style:style>
    <style:style style:name="T39" style:family="text">
      <style:text-properties officeooo:rsid="003e1ea6"/>
    </style:style>
    <style:style style:name="T40" style:family="text">
      <style:text-properties officeooo:rsid="004019b1"/>
    </style:style>
    <style:style style:name="T41" style:family="text">
      <style:text-properties officeooo:rsid="004158c2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11pt" officeooo:rsid="0040c37a" style:font-size-asian="11pt" style:font-size-complex="11pt"/>
    </style:style>
    <style:style style:name="T44" style:family="text">
      <style:text-properties officeooo:rsid="00440f09"/>
    </style:style>
    <style:style style:name="T45" style:family="text">
      <style:text-properties officeooo:rsid="00471657"/>
    </style:style>
    <style:style style:name="T46" style:family="text">
      <style:text-properties officeooo:rsid="004ec9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bookmark-start text:name="__RefHeading___Toc833_1358257363"/>E2Guardian V5 – Storyboarding<text:bookmark-end text:name="__RefHeading___Toc833_1358257363"/></text:p>
      <text:p text:style-name="P68"/>
      <text:p text:style-name="P44"/>
      <text:p text:style-name="P44"/>
      <text:p text:style-name="P44"/>
      <text:p text:style-name="P44"/>
      <text:p text:style-name="P44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6"><text:a xlink:type="simple" xlink:href="#__RefHeading___Toc835_1358257363" text:style-name="Index_20_Link" text:visited-style-name="Index_20_Link">E2Guardian V5 – Storyboarding<text:tab/>2</text:a></text:p>
          <text:p text:style-name="P87"><text:a xlink:type="simple" xlink:href="#__RefHeading___Toc941_1358257363" text:style-name="Index_20_Link" text:visited-style-name="Index_20_Link">The Storyboard File<text:tab/>2</text:a></text:p>
          <text:p text:style-name="P87"><text:a xlink:type="simple" xlink:href="#__RefHeading___Toc943_1358257363" text:style-name="Index_20_Link" text:visited-style-name="Index_20_Link">Function Definition<text:tab/>3</text:a></text:p>
          <text:p text:style-name="P87"><text:a xlink:type="simple" xlink:href="#__RefHeading___Toc945_1358257363" text:style-name="Index_20_Link" text:visited-style-name="Index_20_Link"><text:span text:style-name="T12">C</text:span></text:a><text:a xlink:type="simple" xlink:href="#__RefHeading___Toc945_1358257363" text:style-name="Index_20_Link" text:visited-style-name="Index_20_Link"><text:span text:style-name="T12">ommand </text:span></text:a><text:a xlink:type="simple" xlink:href="#__RefHeading___Toc945_1358257363" text:style-name="Index_20_Link" text:visited-style-name="Index_20_Link"><text:span text:style-name="T12">Line </text:span></text:a><text:a xlink:type="simple" xlink:href="#__RefHeading___Toc945_1358257363" text:style-name="Index_20_Link" text:visited-style-name="Index_20_Link"><text:span text:style-name="T12">Format</text:span></text:a><text:a xlink:type="simple" xlink:href="#__RefHeading___Toc945_1358257363" text:style-name="Index_20_Link" text:visited-style-name="Index_20_Link"><text:tab/>4</text:a></text:p>
          <text:p text:style-name="P87"><text:a xlink:type="simple" xlink:href="#__RefHeading___Toc947_1358257363" text:style-name="Index_20_Link" text:visited-style-name="Index_20_Link">Table 1a – Flags which can be set<text:tab/>5</text:a></text:p>
          <text:p text:style-name="P87"><text:a xlink:type="simple" xlink:href="#__RefHeading___Toc949_1358257363" text:style-name="Index_20_Link" text:visited-style-name="Index_20_Link">Table 1b – Flags – Read-only<text:tab/>6</text:a></text:p>
          <text:p text:style-name="P87"><text:a xlink:type="simple" xlink:href="#__RefHeading___Toc951_1358257363" text:style-name="Index_20_Link" text:visited-style-name="Index_20_Link">Table 2a – States which require lists<text:tab/>7</text:a></text:p>
          <text:p text:style-name="P87"><text:a xlink:type="simple" xlink:href="#__RefHeading___Toc953_1358257363" text:style-name="Index_20_Link" text:visited-style-name="Index_20_Link">Table 2b – States without lists<text:tab/>8</text:a></text:p>
          <text:p text:style-name="P87"><text:a xlink:type="simple" xlink:href="#__RefHeading___Toc955_1358257363" text:style-name="Index_20_Link" text:visited-style-name="Index_20_Link">Table 3 – Built-in Actions<text:tab/>9</text:a></text:p>
        </text:index-body>
      </text:table-of-content>
      <text:h text:style-name="P69" text:outline-level="1"/>
      <text:h text:style-name="P70" text:outline-level="1"><text:bookmark-start text:name="__RefHeading___Toc835_1358257363"/>E2Guardian V5 – <text:span text:style-name="T2">Storyboarding</text:span><text:bookmark-end text:name="__RefHeading___Toc835_1358257363"/></text:h>
      <text:p text:style-name="P48">Version 5 has a revised model for logic flow and using lists. <text:s/></text:p>
      <text:p text:style-name="P49"><text:span text:style-name="T13">S</text:span><text:span text:style-name="T12">toryboarding is a simple scripting language which defines functions that control list checking, map actions to list matches and </text:span><text:span text:style-name="T18">controls</text:span><text:span text:style-name="T12"> logic flow. <text:s text:c="2"/>Each filter group can use a different storyboard and so </text:span><text:span text:style-name="T15">can </text:span><text:span text:style-name="T12">have different logic if required. <text:s text:c="2"/>The lists used and logic can now also be changed without </text:span><text:span text:style-name="T15">stopping and </text:span><text:span text:style-name="T12">re-starting e2guardian.</text:span></text:p>
      <text:h text:style-name="P71" text:outline-level="3"><text:bookmark-start text:name="__RefHeading___Toc941_1358257363"/>The Storyboard File<text:bookmark-end text:name="__RefHeading___Toc941_1358257363"/></text:h>
      <text:p text:style-name="P45"><text:span text:style-name="T7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6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6">A storyboard file can include other storyboard files, allow<text:span text:style-name="T44">ing</text:span> a structured approach to function definitions with common functions being defined in a common included file. <text:s text:c="3"/>Functions can be redefined with the last read version overwriting the previous one.</text:p>
      <text:p text:style-name="P46">Blank lines and lines starting with '#' are ignored.</text:p>
      <text:p text:style-name="P47">In the standard distribution the following storyboards are provided:-</text:p>
      <text:p text:style-name="P59">common.story <text:s text:c="2"/>- <text:s/>Storyboard library for inclusion in filtergroup storyboards. Provides standard 'checkrequest', 'checkresponse', 'thttps-checkrequest', 'thttps-checkresponse', 'icap-checkre<text:span text:style-name="T45">quest</text:span>' and 'icap-checkresponse' entry-point functions as well as a number of library functions. <text:s text:c="3"/>For smooth upgrades DO NOT edit this file. <text:s text:c="2"/>When you need to change a standard function, redefine it in <text:span text:style-name="T44">the </text:span>site story<text:span text:style-name="T39">board </text:span><text:s/>or in a<text:span text:style-name="T44">n individual</text:span> filtergroup story<text:span text:style-name="T44">board</text:span>.</text:p>
      <text:p text:style-name="P60">site.story – Example storyboard for site specific additional or changed functions, <text:span text:style-name="T40">for inclusion in filtergroup storyboards.</text:span></text:p>
      <text:p text:style-name="P61">examplef1.story – Example of a filtergroup storyboard</text:p>
      <text:p text:style-name="P58"><text:span text:style-name="T42">preauth.story – Example <text:s/>pre-auth storyboard – </text:span><text:span text:style-name="T43">used before filtergroup is determined and defined in e2guardian.conf</text:span></text:p>
      <text:h text:style-name="P72" text:outline-level="3"/>
      <text:h text:style-name="P80" text:outline-level="3"><text:bookmark-start text:name="__RefHeading___Toc943_1358257363"/>Function Definition<text:bookmark-end text:name="__RefHeading___Toc943_1358257363"/></text:h>
      <text:p text:style-name="P42">The start of a function is defined with:-</text:p>
      <text:p text:style-name="P50">function(<text:span text:style-name="T22">function_name</text:span><text:span text:style-name="T12">)</text:span></text:p>
      <text:p text:style-name="P52">function_name<text:span text:style-name="T12"> </text:span><text:span text:style-name="T27">is a label made up of alphanumeric, '_' </text:span><text:span text:style-name="T28">and</text:span><text:span text:style-name="T27"> '-' (no spaces</text:span><text:span text:style-name="T26">). <text:s/>Do not use labels starting with 'true', 'false', 'set', </text:span><text:span text:style-name="T17">'unset'</text:span><text:span text:style-name="T26"> or 'return' as these may conflict with built-in actions.</text:span><text:span text:style-name="T12"> </text:span></text:p>
      <text:p text:style-name="P65">The end of a function is defined with:-</text:p>
      <text:p text:style-name="P55">end()</text:p>
      <text:p text:style-name="P57">or by the start of a new function</text:p>
      <text:p text:style-name="P57">or by an include</text:p>
      <text:p text:style-name="P57">or by the end of the file.</text:p>
      <text:p text:style-name="P63"><text:span text:style-name="T12">A function must be completely defined in a single file </text:span><text:span text:style-name="T14">and consists of one or more command lines </text:span><text:span text:style-name="T16">which are executed in order.</text:span></text:p>
      <text:h text:style-name="P73" text:outline-level="3"/>
      <text:h text:style-name="P80" text:outline-level="3"><text:bookmark-start text:name="__RefHeading___Toc945_1358257363"/><text:span text:style-name="T14">C</text:span><text:span text:style-name="T12">ommand </text:span><text:span text:style-name="T14">Line </text:span><text:span text:style-name="T12">Format</text:span><text:bookmark-end text:name="__RefHeading___Toc945_1358257363"/></text:h>
      <text:p text:style-name="P43">The format of a command line is:-</text:p>
      <text:p text:style-name="P51"><text:span text:style-name="T22">Command</text:span><text:span text:style-name="T19">(</text:span><text:span text:style-name="T22">Condition</text:span><text:span text:style-name="T19">)</text:span><text:span text:style-name="T12">[</text:span><text:span text:style-name="T19">return</text:span><text:span text:style-name="T12"> || </text:span><text:span text:style-name="T19">returnif</text:span><text:span text:style-name="T12"> ]</text:span><text:span text:style-name="T22">Action</text:span></text:p>
      <text:p text:style-name="P66">where:-</text:p>
      <text:p text:style-name="P53">Command <text:span text:style-name="T12">is </text:span><text:span text:style-name="T19">if</text:span><text:span text:style-name="T12"> – if </text:span>Condition<text:span text:style-name="T12"> is true do </text:span>Action</text:p>
      <text:p text:style-name="P53"><text:span text:style-name="T12"><text:s text:c="5"/>or is </text:span><text:span text:style-name="T19">ifnot </text:span><text:span text:style-name="T20">- if </text:span><text:span text:style-name="T34">Condition</text:span><text:span text:style-name="T20"> is false do </text:span><text:span text:style-name="T34">Action</text:span></text:p>
      <text:p text:style-name="P53"><text:span text:style-name="T34">Condition </text:span><text:span text:style-name="T20">format is:-</text:span></text:p>
      <text:p text:style-name="P67"><text:span text:style-name="T34">state</text:span><text:span text:style-name="T20">[,[</text:span><text:span text:style-name="T34">list</text:span><text:span text:style-name="T20">][,</text:span><text:span text:style-name="T34">message_no</text:span><text:span text:style-name="T20">[,</text:span><text:span text:style-name="T34">logmessage_no</text:span><text:span text:style-name="T20">]]]</text:span></text:p>
      <text:p text:style-name="P56"><text:tab/>where:-</text:p>
      <text:p text:style-name="P54"><text:span text:style-name="T20"><text:tab/><text:tab/></text:span><text:span text:style-name="T34">state </text:span><text:span text:style-name="T20">is as listed in Table </text:span><text:span text:style-name="T21">2</text:span><text:span text:style-name="T20">.</text:span></text:p>
      <text:p text:style-name="P54"><text:span text:style-name="T20"><text:tab/><text:tab/></text:span><text:span text:style-name="T34">list </text:span><text:span text:style-name="T20">is list name (mandatory if </text:span><text:span text:style-name="T34">state</text:span><text:span text:style-name="T20"> ends in 'in')</text:span></text:p>
      <text:p text:style-name="P54"><text:span text:style-name="T20"><text:tab/><text:tab/></text:span><text:span text:style-name="T34">message_no</text:span><text:span text:style-name="T20"> is a message number (overrides messageno in list definition or used when no list) default 0</text:span></text:p>
      <text:p text:style-name="P54"><text:span text:style-name="T20"><text:tab/><text:tab/></text:span><text:span text:style-name="T34">logmessage_no </text:span><text:span text:style-name="T20">– (overrides</text:span><text:span text:style-name="T34"> logmessageno </text:span><text:span text:style-name="T20">in list definition or used when no list) default</text:span><text:span text:style-name="T34"> message_no</text:span></text:p>
      <text:p text:style-name="P54"><text:span text:style-name="T34">Action</text:span><text:span text:style-name="T20"> is a built-in action (see Table </text:span><text:span text:style-name="T21">3</text:span><text:span text:style-name="T20">) or a function name</text:span></text:p>
      <text:p text:style-name="P62"><text:span text:style-name="T31">if</text:span><text:span text:style-name="T20"> </text:span><text:span text:style-name="T29">Action </text:span><text:span text:style-name="T32">is prefixed with </text:span><text:span text:style-name="T25">return</text:span><text:span text:style-name="T33"> </text:span><text:span text:style-name="T32">then return from the current function with the return value of </text:span><text:span text:style-name="T30">Action</text:span></text:p>
      <text:p text:style-name="P62"><text:span text:style-name="T31">if</text:span><text:span text:style-name="T20"> </text:span><text:span text:style-name="T23">Action </text:span><text:span text:style-name="T32">is prefixed with </text:span><text:span text:style-name="T25">returnif</text:span><text:span text:style-name="T32"> then return true from the current function if </text:span><text:span text:style-name="T30">Action</text:span><text:span text:style-name="T24"> </text:span><text:span text:style-name="T31">returns</text:span><text:span text:style-name="T24"> </text:span><text:span text:style-name="T25">true</text:span></text:p>
      <text:h text:style-name="P74" text:outline-level="3"/>
      <text:h text:style-name="P81" text:outline-level="3"><text:bookmark-start text:name="__RefHeading___Toc947_1358257363"/>Table 1<text:span text:style-name="T10">a</text:span> – Flags which can be se<text:span text:style-name="T10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>
          <table:table-cell table:style-name="Table4.A2" office:value-type="string">
            <text:p text:style-name="P41">automitm</text:p>
          </table:table-cell>
          <table:table-cell table:style-name="Table4.B2" office:value-type="string">
            <text:p text:style-name="P41">Open MITM session automatically to client for block/status page when gomitm not set</text:p>
          </table:table-cell>
        </table:table-row>
        <table:table-row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</text:p>
          </table:table-cell>
        </table:table-row>
        <table:table-row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</text:p>
          </table:table-cell>
        </table:table-row>
        <table:table-row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1">in e2guardian.conf</text:span></text:p>
          </table:table-cell>
        </table:table-row>
        <table:table-row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38">or TLS connection</text:span></text:p>
          </table:table-cell>
        </table:table-row>
        <table:table-row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1">enforced</text:span></text:p>
          </table:table-cell>
        </table:table-row>
        <table:table-row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1">(future feature – not implemented in v5.1)</text:span></text:p>
          </table:table-cell>
        </table:table-row>
        <table:table-row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>
          <table:table-cell table:style-name="Table4.A2" office:value-type="string">
            <text:p text:style-name="P41">nomitm</text:p>
          </table:table-cell>
          <table:table-cell table:style-name="Table4.B2" office:value-type="string">
            <text:p text:style-name="P41">Disable MITM for this request</text:p>
          </table:table-cell>
        </table:table-row>
        <table:table-row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6">scan check</text:span></text:p>
          </table:table-cell>
        </table:table-row>
      </table:table>
      <text:h text:style-name="P75" text:outline-level="3"/>
      <text:h text:style-name="P82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78" text:outline-level="3"/>
      <text:h text:style-name="P84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ip<text:span text:style-name="T1">site</text:span>list, sitelist, urllist, <text:span text:style-name="T3">fileextlist, </text:span>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ip<text:span text:style-name="T1">site</text:span>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9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ip<text:span text:style-name="T1">site</text:span>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ip<text:span text:style-name="T1">site</text:span>list, sitelist, urllist, <text:span text:style-name="T10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8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1">host</text:span> in named list?</text:p>
          </table:table-cell>
          <table:table-cell table:style-name="Table1.C2" office:value-type="string">
            <text:p text:style-name="P18">iplist, <text:span text:style-name="T11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3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85">timein</text:p>
          </table:table-cell>
          <table:table-cell table:style-name="Table1.A2" office:value-type="string">
            <text:p text:style-name="P85">Is current time in named timeband list?</text:p>
          </table:table-cell>
          <table:table-cell table:style-name="Table1.C2" office:value-type="string">
            <text:p text:style-name="P85">timelist</text:p>
          </table:table-cell>
        </table:table-row>
        <table:table-row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ip<text:span text:style-name="T1">site</text:span>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77" text:outline-level="3"/>
      <text:h text:style-name="P83" text:outline-level="3"><text:bookmark-start text:name="__RefHeading___Toc953_1358257363"/>Table <text:span text:style-name="T37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5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5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11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76" text:outline-level="3"/>
      <text:h text:style-name="P77" text:outline-level="3"/>
      <text:h text:style-name="P83" text:outline-level="3"><text:bookmark-start text:name="__RefHeading___Toc955_1358257363"/>Table <text:span text:style-name="T37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41">setautomitm</text:p>
          </table:table-cell>
          <table:table-cell table:style-name="Table3.B2" office:value-type="string">
            <text:p text:style-name="P41">Set automitm flag to true <text:s/>- <text:span text:style-name="T7">return true if successful – false if not allowed</text:span>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40">setconnectsite</text:p>
          </table:table-cell>
          <table:table-cell table:style-name="Table3.B2" office:value-type="string">
            <text:p text:style-name="P40">Modify connect site name – return true – used instead of DNS kulg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5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1">(future feature – not implemented in v5.1)</text:span></text:p>
          </table:table-cell>
        </table:table-row>
        <table:table-row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>
          <table:table-cell table:style-name="Table3.A2" office:value-type="string">
            <text:p text:style-name="P41">setnomitm</text:p>
          </table:table-cell>
          <table:table-cell table:style-name="Table3.B2" office:value-type="string">
            <text:p text:style-name="P41">Set nomitm flag to true, unset gomitm, automitm – return true</text:p>
          </table:table-cell>
        </table:table-row>
        <table:table-row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8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ext:soft-page-break/>
        <table:table-row>
          <table:table-cell table:style-name="Table3.A2" office:value-type="string">
            <text:p text:style-name="P41">unsetautomitm</text:p>
          </table:table-cell>
          <table:table-cell table:style-name="Table3.B2" office:value-type="string">
            <text:p text:style-name="P41">Unset automitm flag – return true</text:p>
          </table:table-cell>
        </table:table-row>
        <table:table-row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>
          <table:table-cell table:style-name="Table3.A2" office:value-type="string">
            <text:p text:style-name="P36">unsetbypass<text:span text:style-name="T4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able:table-row>
          <table:table-cell table:style-name="Table3.A2" office:value-type="string">
            <text:p text:style-name="P36">unset<text:span text:style-name="T4">infection</text:span>bypass<text:span text:style-name="T4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able:table-row>
          <table:table-cell table:style-name="Table3.A2" office:value-type="string">
            <text:p text:style-name="P37"><text:span text:style-name="T6">un</text:span>setviruscheck</text:p>
          </table:table-cell>
          <table:table-cell table:style-name="Table3.B2" office:value-type="string">
            <text:p text:style-name="P37"><text:span text:style-name="T6">Uns</text:span>et viruscheck flag – return true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4bcc7f"/>
    </style:style>
    <style:style style:name="MT2" style:family="text">
      <style:text-properties officeooo:rsid="001a0125"/>
    </style:style>
    <style:style style:name="MT3" style:family="text">
      <style:text-properties officeooo:rsid="004ec98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4 </text:span>– <text:span text:style-name="MT2">Storyboarding</text:span><text:tab/><text:span text:style-name="MT3">7 August 2019</text:span><text:tab/>page <text:page-number text:select-page="current">10</text:page-number><text:s/>of <text:page-count>10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9-08-07T16:54:42.176984000</dc:date>
    <dc:creator>Philip Pearce</dc:creator>
    <meta:editing-duration>PT22H10M15S</meta:editing-duration>
    <meta:editing-cycles>30</meta:editing-cycles>
    <meta:generator>LibreOffice/5.4.6.2$MacOSX_X86_64 LibreOffice_project/4014ce260a04f1026ba855d3b8d91541c224eab8</meta:generator>
    <meta:document-statistic meta:table-count="5" meta:image-count="0" meta:object-count="0" meta:page-count="10" meta:paragraph-count="233" meta:word-count="1310" meta:character-count="8564" meta:non-whitespace-character-count="7384"/>
  </office:meta>
</office:document-meta>
</file>